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20</text:p>
      <text:p text:style-name="Standard">Pretty slow development day today. I have been working on an HTML reference document collection so I can choose page colors easier. It is a big and unique index with lots of beautiful and exciting colors.</text:p>
      <text:p text:style-name="Standard">Other than that, not much else was done to the site today. I updated the update log, and worked a little on the blog section but that is pretty much it.</text:p>
      <text:p text:style-name="Standard">Sean Patrick Myrick on February 19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2:47:47.068000000</meta:creation-date>
    <dc:date>2019-02-21T12:48:02.493000000</dc:date>
    <meta:editing-duration>PT16S</meta:editing-duration>
    <meta:editing-cycles>1</meta:editing-cycles>
    <meta:document-statistic meta:table-count="0" meta:image-count="0" meta:object-count="0" meta:page-count="1" meta:paragraph-count="4" meta:word-count="80" meta:character-count="425" meta:non-whitespace-character-count="349"/>
    <meta:generator>LibreOffice/6.1.2.1$Windows_X86_64 LibreOffice_project/65905a128db06ba48db947242809d14d3f9a93fe</meta:generator>
  </office:meta>
</office:document-meta>
</file>